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tab-stops>
          <style:tab-stop style:position="1.799cm"/>
        </style:tab-stops>
      </style:paragraph-properties>
      <style:text-properties style:font-name="aRIAL" officeooo:rsid="000b2d95" officeooo:paragraph-rsid="000b2d95"/>
    </style:style>
    <style:style style:name="P2" style:family="paragraph" style:parent-style-name="Standard">
      <style:paragraph-properties>
        <style:tab-stops>
          <style:tab-stop style:position="1.799cm"/>
        </style:tab-stops>
      </style:paragraph-properties>
      <style:text-properties style:font-name="aRIAL" officeooo:paragraph-rsid="0014a8c7"/>
    </style:style>
    <style:style style:name="P3" style:family="paragraph" style:parent-style-name="Standard">
      <style:paragraph-properties>
        <style:tab-stops>
          <style:tab-stop style:position="1.799cm"/>
        </style:tab-stops>
      </style:paragraph-properties>
      <style:text-properties style:font-name="aRIAL" officeooo:paragraph-rsid="0018109c"/>
    </style:style>
    <style:style style:name="P4" style:family="paragraph" style:parent-style-name="Standard">
      <style:paragraph-properties>
        <style:tab-stops>
          <style:tab-stop style:position="1.799cm"/>
        </style:tab-stops>
      </style:paragraph-properties>
      <style:text-properties style:font-name="aRIAL" officeooo:rsid="0014a8c7" officeooo:paragraph-rsid="0014a8c7"/>
    </style:style>
    <style:style style:name="P5" style:family="paragraph" style:parent-style-name="Standard">
      <style:paragraph-properties>
        <style:tab-stops>
          <style:tab-stop style:position="1.799cm"/>
        </style:tab-stops>
      </style:paragraph-properties>
      <style:text-properties style:font-name="aRIAL" officeooo:rsid="001842c1" officeooo:paragraph-rsid="001842c1"/>
    </style:style>
    <style:style style:name="P6" style:family="paragraph" style:parent-style-name="Standard">
      <style:paragraph-properties>
        <style:tab-stops>
          <style:tab-stop style:position="1.799cm"/>
        </style:tab-stops>
      </style:paragraph-properties>
      <style:text-properties style:font-name="aRIAL" officeooo:rsid="001a1526" officeooo:paragraph-rsid="001a1526"/>
    </style:style>
    <style:style style:name="P7" style:family="paragraph" style:parent-style-name="Standard">
      <style:paragraph-properties>
        <style:tab-stops>
          <style:tab-stop style:position="1.799cm"/>
        </style:tab-stops>
      </style:paragraph-properties>
      <style:text-properties style:font-name="aRIAL" officeooo:rsid="001bff00" officeooo:paragraph-rsid="001bff00"/>
    </style:style>
    <style:style style:name="T1" style:family="text">
      <style:text-properties officeooo:rsid="000b2d95"/>
    </style:style>
    <style:style style:name="T2" style:family="text">
      <style:text-properties officeooo:rsid="0014a8c7"/>
    </style:style>
    <style:style style:name="T3" style:family="text">
      <style:text-properties officeooo:rsid="0015462f"/>
    </style:style>
    <style:style style:name="T4" style:family="text">
      <style:text-properties officeooo:rsid="0018109c"/>
    </style:style>
    <style:style style:name="T5" style:family="text">
      <style:text-properties officeooo:rsid="001842c1"/>
    </style:style>
    <style:style style:name="T6" style:family="text">
      <style:text-properties officeooo:rsid="0018a4cc"/>
    </style:style>
    <style:style style:name="T7" style:family="text">
      <style:text-properties officeooo:rsid="001bff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uno : Victor Jorge Carvalho Chaves</text:p>
      <text:p text:style-name="P1">R.A : 156.740</text:p>
      <text:p text:style-name="P1"/>
      <text:p text:style-name="P2"><text:span text:style-name="T1">Relatório da Palestra : <text:s/></text:span><text:span text:style-name="T2">Cidades nas Nuvens: Os benefícios e desafios da computação nas bordas para as cidades inteligentes.</text:span></text:p>
      <text:p text:style-name="P4"/>
      <text:p text:style-name="P3"><text:span text:style-name="T2">O seminário começa introduzindo a realidade da “cidade nas nuvens” ou cidade inteligente abordando sobre como a sociedade está mudando </text:span><text:span text:style-name="T3">conforme ela começa a usar mais ferramentas que se conectam na internet, em seus ambientes sociais, educativos, profissionais, etc. Refletindo sobre novas ferramentes, smart watch, carros autônomos, etc. Abordando algumas informações sobre essas tecnologias, śeus beníficios e dificuldades, focando em aspectos de tomada de decisão </text:span><text:span text:style-name="T4">e</text:span><text:span text:style-name="T3"> conexão na rede. </text:span><text:span text:style-name="T4">Assim mostrando a enorme variedade de aplicações da “internet das coisas”.</text:span></text:p>
      <text:p text:style-name="P3"><text:span text:style-name="T3"><text:s/></text:span><text:span text:style-name="T4">Após a introdução, ele focará no aspecto de tomada de decisão por meios computacionais, que por costume seria feito em um servidor, porém é trago a idéa da utilização de computação na borda (Edge Intelligence), e assim mostrando os ganhos em questões de processamento, conexão e armazenamento de dados, e dessa maneira poderia ser possível resolver desafios enfrentados pelas cidades inteligentes, envolvendo ambientes e aplicações com desafios e obstáculos diferentes. </text:span><text:span text:style-name="T5">Essa tecnologia ela é um conceito amplo, porém será a divisão de tarefas e tomadas de decisão em outros meios além do servidor, no celular do usuário, <text:s/>ferramentas com capacidade de processamento e conexão, etc. </text:span></text:p>
      <text:p text:style-name="P5">A partir disso surge o termo Fog Computing (Névoa Computarional) , que seria o meio entre a borda computacional (os dispositivos) e a nuvem (data centers, grandes servidores). <text:span text:style-name="T6">Outro termo também que surge é o Mist Computing, aonde foca em tentar prover serviços para o usuário a partir dos próprios dispositivos ao seu redor, sendo método de extrema computação na borda. Com isso, ele apresenta exemplos práticos aonde tais métodos auxiliariam na solução de desafios reais.</text:span></text:p>
      <text:p text:style-name="P6">Por fim, aprofunda nos problemas atuais envolvendo servidores, questões ainda a se resolver, a questão da tomada de decisões, mobilidade, conexão, gasto de energia, <text:span text:style-name="T7">gasto do recursos de outros dispositivos</text:span> e elementos burocráticos, <text:span text:style-name="T7">sempre buscando a melhor experiência e satisfação do usuário. Trazendo várias perguntas e questões e reflexões, com possíveis soluções, apresentando artigos e livros que abordam sobre o assunto, trazendo uma variedade de informações.</text:span></text:p>
      <text:p text:style-name="P7">Com tudo isso, o seminário acaba com ele unindo todas as informações que ele passou e mostrando como tudo se comunica, os dispositivos, celulares, carros, drones etc. Rede, roteadores, servidores, data centers e outras ferramentas usadas nas cidades inteligentes.</text:p>
      <text:p text:style-name="P7">Uma palestra extremamete rica, muito detalhada e explicativa, realmente introduzindo ou até mesmo incluindo o estudante no mundo da “internet das coisas”, cidade inteligente, e os meios para resolver os desafios nesse ambiente através de computação nas borda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5T21:52:38.003265996</meta:creation-date>
    <dc:date>2022-05-19T23:24:53.616878762</dc:date>
    <meta:editing-duration>PT23M32S</meta:editing-duration>
    <meta:editing-cycles>4</meta:editing-cycles>
    <meta:generator>LibreOffice/6.4.7.2$Linux_X86_64 LibreOffice_project/40$Build-2</meta:generator>
    <meta:document-statistic meta:table-count="0" meta:image-count="0" meta:object-count="0" meta:page-count="1" meta:paragraph-count="9" meta:word-count="432" meta:character-count="2877" meta:non-whitespace-character-count="2450"/>
  </office:meta>
</office:document-meta>
</file>